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a55a1" draw:textarea-horizontal-align="justify" draw:textarea-vertical-align="middle" draw:auto-grow-height="false" fo:min-height="1.02cm" fo:min-width="3.437cm"/>
    </style:style>
    <style:style style:name="gr2" style:family="graphic" style:parent-style-name="standard">
      <style:graphic-properties draw:fill-color="#aa55a1" draw:textarea-horizontal-align="justify" draw:textarea-vertical-align="middle" draw:auto-grow-height="false" fo:min-height="0.766cm" fo:min-width="3.945cm"/>
    </style:style>
    <style:style style:name="gr3" style:family="graphic" style:parent-style-name="standard">
      <style:graphic-properties draw:textarea-horizontal-align="justify" draw:textarea-vertical-align="middle" draw:auto-grow-height="false" fo:min-height="4.01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19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116cm"/>
    </style:style>
    <style:style style:name="gr8" style:family="graphic" style:parent-style-name="standard">
      <style:graphic-properties draw:fill-color="#aa55a1" draw:textarea-horizontal-align="justify" draw:textarea-vertical-align="middle" draw:auto-grow-height="false" fo:min-height="0.893cm" fo:min-width="1.4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2cm" fo:min-width="0cm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29cm" fo:min-width="0.847cm"/>
    </style:style>
    <style:style style:name="gr12" style:family="graphic" style:parent-style-name="objectwithoutfill">
      <style:graphic-properties draw:fill="none" draw:fill-color="#aa55a1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aa55a1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aa55a1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37cm" svg:height="1.27cm" svg:x="7.731cm" svg:y="4.375cm">
          <text:p text:style-name="P1">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445cm" svg:height="1.016cm" svg:x="15.605cm" svg:y="8.947cm">
          <text:p text:style-name="P1">Taps gadg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85cm" svg:height="4.874cm" draw:transform="rotate (-1.0171778880623) translate (6.969cm 5.01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785cm" svg:height="4.874cm" draw:transform="rotate (0.869348500418376) translate (11.922cm 5.548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785cm" svg:height="4.874cm" draw:transform="rotate (2.11307012538954) translate (3.373cm 9.045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785cm" svg:height="4.874cm" draw:transform="rotate (-1.0171778880623) translate (6.917cm 5.01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4.625cm" svg:height="0.962cm" draw:transform="rotate (0.548207918051419) translate (2.266cm 6.602cm)">
          <draw:text-box>
            <text:p><text:span text:style-name="T1">Tap </text:span>times data</text:p>
          </draw:text-box>
        </draw:frame>
        <draw:frame draw:style-name="gr4" draw:text-style-name="P3" draw:layer="layout" svg:width="6.059cm" svg:height="0.962cm" draw:transform="rotate (-0.744208393050382) translate (12.854cm 3.809cm)">
          <draw:text-box>
            <text:p><text:span text:style-name="T1">Taps op/cl statuses</text:span></text:p>
          </draw:text-box>
        </draw:frame>
        <draw:custom-shape draw:style-name="gr3" draw:text-style-name="P1" draw:layer="layout" svg:width="0.785cm" svg:height="4.874cm" draw:transform="rotate (-2.25042753752149) translate (15.651cm 8.945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6.059cm" svg:height="0.962cm" draw:transform="rotate (-0.744208393050382) translate (11.05cm 5.913cm)">
          <draw:text-box>
            <text:p><text:span text:style-name="T1">Tap times data</text:span></text:p>
          </draw:text-box>
        </draw:frame>
        <draw:custom-shape draw:style-name="gr5" draw:text-style-name="P1" draw:layer="layout" svg:width="0.635cm" svg:height="0.635cm" svg:x="1.635cm" svg:y="9.9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" draw:layer="layout" svg:width="0.635cm" svg:height="0.889cm" svg:x="1.635cm" svg:y="10.598cm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frame draw:style-name="gr7" draw:text-style-name="P3" draw:layer="layout" svg:width="1.734cm" svg:height="0.962cm" svg:x="1.044cm" svg:y="11.36cm">
          <draw:text-box>
            <text:p>user</text:p>
          </draw:text-box>
        </draw:frame>
        <draw:custom-shape draw:style-name="gr8" draw:text-style-name="P2" draw:layer="layout" svg:width="1.905cm" svg:height="1.143cm" svg:x="1cm" svg:y="8.693cm">
          <text:p text:style-name="P1">PC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5.93cm" svg:height="1.012cm" draw:transform="rotate (0.548207918051419) translate (4.048cm 8.888cm)">
          <draw:text-box>
            <text:p><text:span text:style-name="T1">Taps op/cl statuses</text:span></text:p>
          </draw:text-box>
        </draw:frame>
        <draw:line draw:style-name="gr10" draw:text-style-name="P1" draw:layer="layout" svg:x1="9.606cm" svg:y1="4.302cm" svg:x2="9.636cm" svg:y2="2.651cm">
          <text:p/>
        </draw:line>
        <draw:custom-shape draw:style-name="gr11" draw:text-style-name="P1" draw:layer="layout" svg:width="1.905cm" svg:height="0.762cm" svg:x="8.747cm" svg:y="1.889cm">
          <text:p text:style-name="P1">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7.731cm" svg:y1="4.429cm" svg:x2="7.731cm" svg:y2="1.508cm">
          <text:p/>
        </draw:line>
        <draw:line draw:style-name="gr12" draw:text-style-name="P4" draw:layer="layout" svg:x1="7.731cm" svg:y1="4.43cm" svg:x2="7.731cm" svg:y2="1.509cm">
          <text:p/>
        </draw:line>
        <draw:line draw:style-name="gr12" draw:text-style-name="P4" draw:layer="layout" svg:x1="11.668cm" svg:y1="4.456cm" svg:x2="11.668cm" svg:y2="1.535cm">
          <text:p/>
        </draw:line>
        <draw:line draw:style-name="gr12" draw:text-style-name="P4" draw:layer="layout" svg:x1="7.731cm" svg:y1="1.508cm" svg:x2="11.668cm" svg:y2="1.508cm">
          <text:p/>
        </draw:line>
        <draw:line draw:style-name="gr10" draw:text-style-name="P1" draw:layer="layout" svg:x1="18.623cm" svg:y1="9.001cm" svg:x2="18.653cm" svg:y2="7.35cm">
          <text:p/>
        </draw:line>
        <draw:custom-shape draw:style-name="gr11" draw:text-style-name="P1" draw:layer="layout" svg:width="1.905cm" svg:height="0.762cm" svg:x="17.764cm" svg:y="6.588cm">
          <text:p text:style-name="P1">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9T22:45:17.832982991</meta:creation-date>
    <dc:date>2020-04-20T02:24:19.712503151</dc:date>
    <meta:editing-duration>PT6M54S</meta:editing-duration>
    <meta:editing-cycles>1</meta:editing-cycles>
    <meta:document-statistic meta:object-count="23"/>
    <meta:generator>LibreOffice/6.0.7.3$Linux_X86_64 LibreOffice_project/00m0$Build-3</meta:generator>
  </office:meta>
</office:document-meta>
</file>